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fo:letter-spacing="normal"/>
    </style:style>
    <style:style style:name="P2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7.80000019073486pt" fo:letter-spacing="normal" fo:font-style="normal" fo:font-weight="normal"/>
    </style:style>
    <style:style style:name="P3" style:family="paragraph" style:parent-style-name="Standard">
      <style:text-properties officeooo:rsid="0005db85" officeooo:paragraph-rsid="0005db85"/>
    </style:style>
    <style:style style:name="P4" style:family="paragraph" style:parent-style-name="Standard">
      <style:text-properties fo:font-variant="normal" fo:text-transform="none" fo:color="#212529" loext:opacity="100%" style:font-name="SFMono-Regular" fo:font-size="7.80000019073486pt" fo:letter-spacing="normal" fo:font-style="normal" fo:font-weight="normal" officeooo:paragraph-rsid="0005db85"/>
    </style:style>
    <style:style style:name="P5" style:family="paragraph" style:parent-style-name="Standard">
      <style:text-properties style:text-underline-style="solid" style:text-underline-width="auto" style:text-underline-color="font-color" officeooo:rsid="0005db85" officeooo:paragraph-rsid="0005db85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style:font-name="SFMono-Regular" fo:font-size="7.80000019073486pt" fo:font-style="normal" fo:font-weight="normal"/>
    </style:style>
    <style:style style:name="T2" style:family="text">
      <style:text-properties fo:color="#000000" loext:opacity="100%" style:font-name="Consolas" fo:font-size="12pt" style:font-size-asian="12pt"/>
    </style:style>
    <style:style style:name="T3" style:family="text">
      <style:text-properties fo:color="#000000" loext:opacity="100%" style:font-name="Consolas" fo:font-size="12pt" style:text-underline-style="solid" style:text-underline-width="auto" style:text-underline-color="font-color" style:font-size-asian="12pt"/>
    </style:style>
    <style:style style:name="T4" style:family="text">
      <style:text-properties fo:color="#3f5fbf" loext:opacity="100%" style:font-name="Consolas" fo:font-size="12pt" style:font-size-asian="12pt"/>
    </style:style>
    <style:style style:name="T5" style:family="text">
      <style:text-properties fo:color="#7f9fbf" loext:opacity="100%" style:font-name="Consolas" fo:font-size="12pt" fo:font-weight="bold" style:font-size-asian="12pt" style:font-weight-asian="bold"/>
    </style:style>
    <style:style style:name="T6" style:family="text">
      <style:text-properties fo:color="#7f0055" loext:opacity="100%" style:font-name="Consolas" fo:font-size="12pt" fo:font-weight="bold" style:font-size-asian="12pt" style:font-weight-asian="bold"/>
    </style:style>
    <style:style style:name="T7" style:family="text">
      <style:text-properties fo:color="#7f0055" loext:opacity="100%" style:font-name="Consolas" fo:font-size="12pt" style:text-underline-style="solid" style:text-underline-width="auto" style:text-underline-color="font-color" fo:font-weight="bold" style:font-size-asian="12pt" style:font-weight-asian="bold"/>
    </style:style>
    <style:style style:name="T8" style:family="text">
      <style:text-properties fo:color="#0000c0" loext:opacity="100%" style:font-name="Consolas" fo:font-size="12pt" fo:font-style="italic" style:font-size-asian="12pt" style:font-style-asian="italic"/>
    </style:style>
    <style:style style:name="T9" style:family="text">
      <style:text-properties fo:color="#0000c0" loext:opacity="100%" style:font-name="Consolas" fo:font-size="12pt" fo:font-style="italic" fo:font-weight="bold" style:font-size-asian="12pt" style:font-style-asian="italic" style:font-weight-asian="bold"/>
    </style:style>
    <style:style style:name="T10" style:family="text">
      <style:text-properties fo:color="#0000c0" loext:opacity="100%" style:font-name="Consolas" fo:font-size="12pt" fo:font-style="italic" style:text-underline-style="solid" style:text-underline-width="auto" style:text-underline-color="font-color" style:font-size-asian="12pt" style:font-style-asian="italic"/>
    </style:style>
    <style:style style:name="T11" style:family="text">
      <style:text-properties fo:color="#0000c0" loext:opacity="100%" style:font-name="Consolas" fo:font-size="12pt" style:font-size-asian="12pt"/>
    </style:style>
    <style:style style:name="T12" style:family="text">
      <style:text-properties fo:color="#0000c0" loext:opacity="100%" style:font-name="Consolas" fo:font-size="12pt" style:text-underline-style="solid" style:text-underline-width="auto" style:text-underline-color="font-color" style:font-size-asian="12pt"/>
    </style:style>
    <style:style style:name="T13" style:family="text">
      <style:text-properties fo:color="#2a00ff" loext:opacity="100%" style:font-name="Consolas" fo:font-size="12pt" style:font-size-asian="12pt"/>
    </style:style>
    <style:style style:name="T14" style:family="text">
      <style:text-properties fo:color="#2a00ff" loext:opacity="100%" style:font-name="Consolas" fo:font-size="12pt" style:text-underline-style="solid" style:text-underline-width="auto" style:text-underline-color="font-color" style:font-size-asian="12pt"/>
    </style:style>
    <style:style style:name="T15" style:family="text">
      <style:text-properties fo:color="#6a3e3e" loext:opacity="100%" style:font-name="Consolas" fo:font-size="12pt" style:font-size-asian="12pt"/>
    </style:style>
    <style:style style:name="T16" style:family="text">
      <style:text-properties fo:color="#646464" loext:opacity="100%" style:font-name="Consolas" fo:font-size="12pt" style:font-size-asian="12pt"/>
    </style:style>
    <style:style style:name="T17" style:family="text">
      <style:text-properties fo:color="#3f7f5f" loext:opacity="100%" style:font-name="Consolas" fo:font-size="12pt" style:font-size-asian="12pt"/>
    </style:style>
    <style:style style:name="T18" style:family="text">
      <style:text-properties fo:color="#3f7f5f" loext:opacity="100%" style:font-name="Consolas" fo:font-size="12pt" style:text-underline-style="solid" style:text-underline-width="auto" style:text-underline-color="font-color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ÓDIGO FUENTE ORIGINAL PROPORCIONADO EN EL EJERCICIO:</text:p>
      <text:p text:style-name="P3"/>
      <text:p text:style-name="P3"/>
      <text:p text:style-name="P4"><text:span text:style-name="T2"><text:tab/></text:span><text:span text:style-name="T17">/*Clase para manejar las entradas de un blog.</text:span></text:p>
      <text:p text:style-name="P6"><text:span text:style-name="T17"><text:s/>* La clase se creó el (fecha) por (TU_NOMBRE).</text:span></text:p>
      <text:p text:style-name="P6"><text:span text:style-name="T17"><text:s/>* Esta es la versión 2.3</text:span></text:p>
      <text:p text:style-name="P6"><text:span text:style-name="T17"><text:s/>*/</text:span></text:p>
      <text:p text:style-name="P6"><text:span text:style-name="T17">//Modificar.</text:span></text:p>
      <text:p text:style-name="P6"><text:span text:style-name="T7">public</text:span><text:span text:style-name="T3"> </text:span><text:span text:style-name="T7">class</text:span><text:span text:style-name="T3"> EntradaBlog+INICIALES {</text:span></text:p>
      <text:p text:style-name="P6"><text:span text:style-name="T3"><text:s text:c="8"/></text:span><text:span text:style-name="T18">//separador es el ccarácter que separa ENTRADA DE del</text:span></text:p>
      <text:p text:style-name="P6"><text:span text:style-name="T3"><text:s text:c="8"/></text:span><text:span text:style-name="T18">//nombre del autor</text:span></text:p>
      <text:p text:style-name="P6"><text:span text:style-name="T3"><text:s text:c="8"/></text:span></text:p>
      <text:p text:style-name="P6"><text:span text:style-name="T3"><text:s text:c="8"/></text:span><text:span text:style-name="T7">public</text:span><text:span text:style-name="T3"> </text:span><text:span text:style-name="T7">static</text:span><text:span text:style-name="T3"> </text:span><text:span text:style-name="T7">char</text:span><text:span text:style-name="T3"> </text:span><text:span text:style-name="T10">separador</text:span><text:span text:style-name="T3">=</text:span><text:span text:style-name="T14">':'</text:span><text:span text:style-name="T3">;</text:span></text:p>
      <text:p text:style-name="P6"><text:span text:style-name="T3"><text:s text:c="8"/></text:span><text:span text:style-name="T7">private</text:span><text:span text:style-name="T3"> </text:span><text:span text:style-name="T7">int</text:span><text:span text:style-name="T3"> </text:span><text:span text:style-name="T12">id</text:span><text:span text:style-name="T3">;</text:span></text:p>
      <text:p text:style-name="P6"><text:span text:style-name="T3"><text:s text:c="8"/></text:span><text:span text:style-name="T7">private</text:span><text:span text:style-name="T3"> String </text:span><text:span text:style-name="T12">texto</text:span><text:span text:style-name="T3">;</text:span></text:p>
      <text:p text:style-name="P6"><text:span text:style-name="T3"><text:s text:c="8"/></text:span><text:span text:style-name="T7">private</text:span><text:span text:style-name="T3"> String </text:span><text:span text:style-name="T12">autor</text:span><text:span text:style-name="T3">;</text:span></text:p>
      <text:p text:style-name="P6"><text:span text:style-name="T3"><text:s text:c="8"/></text:span></text:p>
      <text:p text:style-name="P6"><text:span text:style-name="T3"><text:s text:c="8"/></text:span><text:span text:style-name="T18">//Constructor de la clase. recibe el número de entrada, el nombre del autor</text:span></text:p>
      <text:p text:style-name="P6"><text:span text:style-name="T3"><text:s text:c="8"/></text:span><text:span text:style-name="T18">//de la entrada y el texto que contiene la entrada. Si el número de entrada</text:span></text:p>
      <text:p text:style-name="P6"><text:span text:style-name="T3"><text:s text:c="8"/></text:span><text:span text:style-name="T18">//es negativo, lanza una excepción.</text:span></text:p>
      <text:p text:style-name="P6"><text:span text:style-name="T3"><text:s text:c="8"/></text:span><text:span text:style-name="T7">public</text:span><text:span text:style-name="T3"> EntradaBlog</text:span><text:span text:style-name="T2">(</text:span><text:span text:style-name="T6">int</text:span><text:span text:style-name="T2"> id,String autor,String texto)</text:span><text:span text:style-name="T7">throws</text:span><text:span text:style-name="T2"> IllegalArgumentException{</text:span></text:p>
      <text:p text:style-name="P6"><text:span text:style-name="T2"><text:s text:c="16"/></text:span><text:span text:style-name="T6">if</text:span><text:span text:style-name="T2">(id&lt;=0) </text:span><text:span text:style-name="T6">throw</text:span><text:span text:style-name="T2"> </text:span><text:span text:style-name="T6">new</text:span><text:span text:style-name="T2"> IllegalArgumentException(</text:span><text:span text:style-name="T13">"El id no puede ser negativo"</text:span><text:span text:style-name="T2">);</text:span></text:p>
      <text:p text:style-name="P6"><text:span text:style-name="T2"><text:s text:c="16"/></text:span><text:span text:style-name="T6">this</text:span><text:span text:style-name="T2">.id=id;</text:span></text:p>
      <text:p text:style-name="P6"><text:span text:style-name="T2"><text:s text:c="16"/></text:span><text:span text:style-name="T6">this</text:span><text:span text:style-name="T2">.autor=autor;</text:span></text:p>
      <text:p text:style-name="P6"><text:span text:style-name="T2"><text:s text:c="16"/></text:span><text:span text:style-name="T6">this</text:span><text:span text:style-name="T2">.texto=texto;</text:span></text:p>
      <text:p text:style-name="P6"><text:span text:style-name="T2"><text:s text:c="8"/>}</text:span></text:p>
      <text:p text:style-name="P6"><text:span text:style-name="T2"><text:s text:c="8"/></text:span><text:span text:style-name="T16">@Override</text:span></text:p>
      <text:p text:style-name="P6"><text:span text:style-name="T2"><text:s text:c="8"/></text:span><text:span text:style-name="T6">public</text:span><text:span text:style-name="T2"> String toString(){</text:span></text:p>
      <text:p text:style-name="P6"><text:span text:style-name="T2"><text:s text:c="16"/>String </text:span><text:span text:style-name="T15">cad</text:span><text:span text:style-name="T2">=</text:span><text:span text:style-name="T13">""</text:span><text:span text:style-name="T2">;</text:span></text:p>
      <text:p text:style-name="P6"><text:span text:style-name="T2"><text:s text:c="16"/></text:span><text:span text:style-name="T15">cad</text:span><text:span text:style-name="T2">+=</text:span><text:span text:style-name="T13">"\nENTRADA DE"</text:span><text:span text:style-name="T2">+</text:span><text:span text:style-name="T8">separador</text:span><text:span text:style-name="T2">+</text:span><text:span text:style-name="T11">autor</text:span><text:span text:style-name="T2">;</text:span></text:p>
      <text:p text:style-name="P6"><text:span text:style-name="T2"><text:s text:c="16"/></text:span><text:span text:style-name="T15">cad</text:span><text:span text:style-name="T2">+=</text:span><text:span text:style-name="T13">"\n "</text:span><text:span text:style-name="T2">+</text:span><text:span text:style-name="T11">texto</text:span><text:span text:style-name="T2">;</text:span></text:p>
      <text:p text:style-name="P6"><text:span text:style-name="T2"><text:s text:c="16"/></text:span><text:span text:style-name="T6">return</text:span><text:span text:style-name="T2"> </text:span><text:span text:style-name="T15">cad</text:span><text:span text:style-name="T2">;</text:span></text:p>
      <text:p text:style-name="P6"><text:span text:style-name="T2"><text:s text:c="8"/>}</text:span></text:p>
      <text:p text:style-name="P6"><text:span text:style-name="T2"><text:s text:c="8"/></text:span></text:p>
      <text:p text:style-name="P6"><text:span text:style-name="T2"><text:s text:c="8"/></text:span><text:span text:style-name="T17">//Devuelve el número de la entrada</text:span></text:p>
      <text:p text:style-name="P6"><text:span text:style-name="T2"><text:s text:c="8"/></text:span><text:span text:style-name="T6">public</text:span><text:span text:style-name="T2"> </text:span><text:span text:style-name="T6">int</text:span><text:span text:style-name="T2"> getId(){</text:span></text:p>
      <text:p text:style-name="P6"><text:span text:style-name="T2"><text:s text:c="16"/></text:span><text:span text:style-name="T6">return</text:span><text:span text:style-name="T2"> </text:span><text:span text:style-name="T6">this</text:span><text:span text:style-name="T2">.</text:span><text:span text:style-name="T11">id</text:span><text:span text:style-name="T2">;</text:span></text:p>
      <text:p text:style-name="P6"><text:span text:style-name="T2"><text:s text:c="8"/>}</text:span></text:p>
      <text:p text:style-name="P6"><text:span text:style-name="T2"><text:s text:c="8"/></text:span></text:p>
      <text:p text:style-name="P6"><text:span text:style-name="T2"><text:s text:c="8"/></text:span><text:span text:style-name="T17">//devuelve el texto completo de la entrada</text:span></text:p>
      <text:p text:style-name="P6"><text:span text:style-name="T2"><text:s text:c="8"/></text:span><text:span text:style-name="T6">public</text:span><text:span text:style-name="T2"> String getTexto(){</text:span></text:p>
      <text:p text:style-name="P6"><text:span text:style-name="T2"><text:s text:c="16"/></text:span><text:span text:style-name="T6">return</text:span><text:span text:style-name="T2"> </text:span><text:span text:style-name="T6">this</text:span><text:span text:style-name="T2">.</text:span><text:span text:style-name="T11">texto</text:span><text:span text:style-name="T2">;</text:span></text:p>
      <text:p text:style-name="P6"><text:span text:style-name="T2"><text:s text:c="8"/>}</text:span></text:p>
      <text:p text:style-name="P6"><text:span text:style-name="T2"><text:s text:c="8"/></text:span></text:p>
      <text:p text:style-name="P6"><text:span text:style-name="T2"><text:s text:c="8"/></text:span><text:span text:style-name="T17">//devuelve el nombre del autor de la entrada en mayúsculas</text:span></text:p>
      <text:p text:style-name="P6"><text:span text:style-name="T2"><text:s text:c="8"/></text:span><text:span text:style-name="T6">public</text:span><text:span text:style-name="T2"> String getAutor(){</text:span></text:p>
      <text:p text:style-name="P6"><text:span text:style-name="T2"><text:s text:c="16"/></text:span><text:span text:style-name="T6">return</text:span><text:span text:style-name="T2"> </text:span><text:span text:style-name="T6">this</text:span><text:span text:style-name="T2">.</text:span><text:span text:style-name="T11">autor</text:span><text:span text:style-name="T2">.toUpperCase();</text:span></text:p>
      <text:p text:style-name="P6"><text:soft-page-break/><text:span text:style-name="T2"><text:s text:c="8"/>}</text:span></text:p>
      <text:p text:style-name="P6"><text:span text:style-name="T2"><text:s text:c="8"/></text:span></text:p>
      <text:p text:style-name="P6"><text:span text:style-name="T2"><text:s text:c="8"/></text:span><text:span text:style-name="T17">//devuelve el nombre del autor. Ya no se usa. Mejor ver getAutor</text:span></text:p>
      <text:p text:style-name="P6"><text:span text:style-name="T2"><text:s text:c="8"/></text:span><text:span text:style-name="T6">public</text:span><text:span text:style-name="T2"> String devuelveAutor(){</text:span></text:p>
      <text:p text:style-name="P6"><text:span text:style-name="T2"><text:s text:c="16"/></text:span><text:span text:style-name="T6">return</text:span><text:span text:style-name="T2"> </text:span><text:span text:style-name="T6">this</text:span><text:span text:style-name="T2">.</text:span><text:span text:style-name="T11">autor</text:span><text:span text:style-name="T2">;</text:span></text:p>
      <text:p text:style-name="P6"><text:span text:style-name="T2"><text:s text:c="8"/>}</text:span></text:p>
      <text:p text:style-name="P6"><text:span text:style-name="T2"><text:s text:c="8"/></text:span></text:p>
      <text:p text:style-name="P6"><text:span text:style-name="T2"><text:s text:c="8"/></text:span><text:span text:style-name="T17">//No tiene porqué tener argumentos.</text:span></text:p>
      <text:p text:style-name="P6"><text:span text:style-name="T2"><text:s text:c="8"/></text:span><text:span text:style-name="T6">public</text:span><text:span text:style-name="T2"> </text:span><text:span text:style-name="T6">static</text:span><text:span text:style-name="T2"> </text:span><text:span text:style-name="T6">void</text:span><text:span text:style-name="T2"> main(String[] args) {</text:span></text:p>
      <text:p text:style-name="P6"><text:span text:style-name="T2"><text:s text:c="16"/></text:span><text:span text:style-name="T17">//Modificar.</text:span></text:p>
      <text:p text:style-name="P6"><text:span text:style-name="T2"><text:s text:c="16"/></text:span><text:span text:style-name="T3">EntradaBlog+INICIALES</text:span><text:span text:style-name="T2"> e1=</text:span><text:span text:style-name="T7">new</text:span><text:span text:style-name="T3"> EntradaBlog</text:span><text:span text:style-name="T2">+</text:span><text:span text:style-name="T3">INICIALES</text:span><text:span text:style-name="T2"> (-3,</text:span><text:span text:style-name="T13">"TU_NOMBRE"</text:span><text:span text:style-name="T2">,</text:span><text:span text:style-name="T13">"Últimas noticias, está disponible BixBy 2.0"</text:span><text:span text:style-name="T2">);</text:span></text:p>
      <text:p text:style-name="P6"><text:span text:style-name="T2"><text:s text:c="16"/>System.out.println(e1);</text:span></text:p>
      <text:p text:style-name="P6"><text:span text:style-name="T2"><text:s text:c="8"/>}</text:span></text:p>
      <text:p text:style-name="P4"><text:span text:style-name="T2">}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CÓDIGO MODIFICADO POR DANIELA BRU SORIANO</text:p>
      <text:p text:style-name="P3"/>
      <text:p text:style-name="P3"/>
      <text:p text:style-name="P3"/>
      <text:p text:style-name="P6"><text:span text:style-name="T2"><text:tab/></text:span><text:span text:style-name="T4">/**</text:span></text:p>
      <text:p text:style-name="P6"><text:span text:style-name="T4"><text:tab/> * Clase para manejar las entradas de un blog.</text:span></text:p>
      <text:p text:style-name="P6"><text:span text:style-name="T4"><text:tab/> * </text:span><text:span text:style-name="T5">@since</text:span><text:span text:style-name="T4"> La clase se creó el 14/03/2021 </text:span></text:p>
      <text:p text:style-name="P6"><text:span text:style-name="T4"><text:tab/> * </text:span><text:span text:style-name="T5">@author</text:span><text:span text:style-name="T4"> Daniela Bru Soriano.</text:span></text:p>
      <text:p text:style-name="P6"><text:span text:style-name="T4"><text:tab/> * </text:span><text:span text:style-name="T5">@version</text:span><text:span text:style-name="T4"> Esta es la versión 2.3</text:span></text:p>
      <text:p text:style-name="P6"><text:span text:style-name="T4"><text:tab/> */</text:span></text:p>
      <text:p text:style-name="P6"><text:span text:style-name="T2"><text:tab/></text:span><text:span text:style-name="T6">public</text:span><text:span text:style-name="T2"> </text:span><text:span text:style-name="T6">class</text:span><text:span text:style-name="T2"> EntradaBlogDBS {</text:span></text:p>
      <text:p text:style-name="P6"><text:span text:style-name="T2"><text:tab/><text:tab/></text:span><text:span text:style-name="T4">/**</text:span></text:p>
      <text:p text:style-name="P6"><text:span text:style-name="T4"><text:tab/><text:tab/> * separador es el carácter que separa ENTRADA del nombre del autor.</text:span></text:p>
      <text:p text:style-name="P6"><text:span text:style-name="T4"><text:tab/><text:tab/> */</text:span></text:p>
      <text:p text:style-name="P6"><text:span text:style-name="T2"><text:tab/><text:tab/></text:span><text:span text:style-name="T6">public</text:span><text:span text:style-name="T2"> </text:span><text:span text:style-name="T6">static</text:span><text:span text:style-name="T2"> </text:span><text:span text:style-name="T6">char</text:span><text:span text:style-name="T2"> </text:span><text:span text:style-name="T8">separador</text:span><text:span text:style-name="T2">=</text:span><text:span text:style-name="T13">':'</text:span><text:span text:style-name="T2">;</text:span></text:p>
      <text:p text:style-name="P6"><text:span text:style-name="T2"><text:tab/><text:tab/></text:span><text:span text:style-name="T6">private</text:span><text:span text:style-name="T2"> </text:span><text:span text:style-name="T6">int</text:span><text:span text:style-name="T2"> </text:span><text:span text:style-name="T11">id</text:span><text:span text:style-name="T2">;</text:span></text:p>
      <text:p text:style-name="P6"><text:span text:style-name="T2"><text:tab/><text:tab/></text:span><text:span text:style-name="T6">private</text:span><text:span text:style-name="T2"> String </text:span><text:span text:style-name="T11">texto</text:span><text:span text:style-name="T2">;</text:span></text:p>
      <text:p text:style-name="P6"><text:span text:style-name="T2"><text:tab/><text:tab/></text:span><text:span text:style-name="T6">private</text:span><text:span text:style-name="T2"> String </text:span><text:span text:style-name="T11">autor</text:span><text:span text:style-name="T2">;</text:span></text:p>
      <text:p text:style-name="P6"><text:span text:style-name="T2"><text:tab/><text:tab/></text:span></text:p>
      <text:p text:style-name="P6"><text:span text:style-name="T2"><text:tab/><text:tab/></text:span></text:p>
      <text:p text:style-name="P6"><text:span text:style-name="T2"><text:tab/><text:tab/></text:span></text:p>
      <text:p text:style-name="P6"><text:span text:style-name="T2"><text:tab/><text:tab/></text:span><text:span text:style-name="T4">/**</text:span></text:p>
      <text:p text:style-name="P6"><text:span text:style-name="T4"><text:tab/><text:tab/> * Constructor de la clase que recibe los siguientes parámetros:</text:span></text:p>
      <text:p text:style-name="P6"><text:span text:style-name="T4"><text:tab/><text:tab/> * </text:span><text:span text:style-name="T5">@param</text:span><text:span text:style-name="T4"> id es el número identificativo del autor</text:span></text:p>
      <text:p text:style-name="P6"><text:span text:style-name="T4"><text:tab/><text:tab/> * </text:span><text:span text:style-name="T5">@param</text:span><text:span text:style-name="T4"> autor es el nombre del autor</text:span></text:p>
      <text:p text:style-name="P6"><text:span text:style-name="T4"><text:tab/><text:tab/> * </text:span><text:span text:style-name="T5">@param</text:span><text:span text:style-name="T4"> texto es el texto que le pone </text:span></text:p>
      <text:p text:style-name="P6"><text:span text:style-name="T4"><text:tab/><text:tab/> * </text:span><text:span text:style-name="T5">@throws</text:span><text:span text:style-name="T4"> IllegalArgumentException Lanza una excepción si el número de la entrada es negativo.</text:span></text:p>
      <text:p text:style-name="P6"><text:span text:style-name="T4"><text:tab/><text:tab/> */</text:span></text:p>
      <text:p text:style-name="P6"><text:span text:style-name="T2"><text:tab/><text:tab/></text:span><text:span text:style-name="T6">public</text:span><text:span text:style-name="T2"> EntradaBlogDBS(</text:span><text:span text:style-name="T6">int</text:span><text:span text:style-name="T2"> </text:span><text:span text:style-name="T15">id</text:span><text:span text:style-name="T2">,String </text:span><text:span text:style-name="T15">autor</text:span><text:span text:style-name="T2">,String </text:span><text:span text:style-name="T15">texto</text:span><text:span text:style-name="T2">)</text:span><text:span text:style-name="T6">throws</text:span><text:span text:style-name="T2"> IllegalArgumentException{</text:span></text:p>
      <text:p text:style-name="P6"><text:span text:style-name="T2"><text:tab/><text:tab/><text:tab/></text:span><text:span text:style-name="T6">if</text:span><text:span text:style-name="T2">(</text:span><text:span text:style-name="T15">id</text:span><text:span text:style-name="T2">&lt;=0) </text:span><text:span text:style-name="T6">throw</text:span><text:span text:style-name="T2"> </text:span><text:span text:style-name="T6">new</text:span><text:span text:style-name="T2"> IllegalArgumentException(</text:span><text:span text:style-name="T13">"El id no puede ser negativo"</text:span><text:span text:style-name="T2">);</text:span></text:p>
      <text:p text:style-name="P6"><text:span text:style-name="T2"><text:tab/><text:tab/><text:tab/></text:span><text:span text:style-name="T6">this</text:span><text:span text:style-name="T2">.</text:span><text:span text:style-name="T11">id</text:span><text:span text:style-name="T2">=</text:span><text:span text:style-name="T15">id</text:span><text:span text:style-name="T2">;</text:span></text:p>
      <text:p text:style-name="P6"><text:span text:style-name="T2"><text:tab/><text:tab/><text:tab/></text:span><text:span text:style-name="T6">this</text:span><text:span text:style-name="T2">.</text:span><text:span text:style-name="T11">autor</text:span><text:span text:style-name="T2">=</text:span><text:span text:style-name="T15">autor</text:span><text:span text:style-name="T2">;</text:span></text:p>
      <text:p text:style-name="P6"><text:span text:style-name="T2"><text:tab/><text:tab/><text:tab/></text:span><text:span text:style-name="T6">this</text:span><text:span text:style-name="T2">.</text:span><text:span text:style-name="T11">texto</text:span><text:span text:style-name="T2">=</text:span><text:span text:style-name="T15">texto</text:span><text:span text:style-name="T2">;</text:span></text:p>
      <text:p text:style-name="P6"><text:span text:style-name="T2"><text:tab/><text:tab/>}</text:span></text:p>
      <text:p text:style-name="P6"><text:span text:style-name="T2"><text:tab/><text:tab/></text:span><text:span text:style-name="T4">/**</text:span></text:p>
      <text:p text:style-name="P6"><text:span text:style-name="T4"><text:tab/><text:tab/> *Método toString para mostar todos los datos del objeto.</text:span></text:p>
      <text:p text:style-name="P6"><text:span text:style-name="T4"><text:tab/><text:tab/> */</text:span></text:p>
      <text:p text:style-name="P6"><text:span text:style-name="T2"><text:tab/><text:tab/></text:span><text:span text:style-name="T16">@Override</text:span></text:p>
      <text:p text:style-name="P6"><text:span text:style-name="T2"><text:tab/><text:tab/></text:span><text:span text:style-name="T6">public</text:span><text:span text:style-name="T2"> String toString(){</text:span></text:p>
      <text:p text:style-name="P6"><text:span text:style-name="T2"><text:tab/><text:tab/><text:tab/>String </text:span><text:span text:style-name="T15">cad</text:span><text:span text:style-name="T2">=</text:span><text:span text:style-name="T13">""</text:span><text:span text:style-name="T2">;</text:span></text:p>
      <text:p text:style-name="P6"><text:span text:style-name="T2"><text:tab/><text:tab/><text:tab/></text:span><text:span text:style-name="T15">cad</text:span><text:span text:style-name="T2">+=</text:span><text:span text:style-name="T13">"\nENTRADA DE"</text:span><text:span text:style-name="T2">+</text:span><text:span text:style-name="T8">separador</text:span><text:span text:style-name="T2">+</text:span><text:span text:style-name="T11">autor</text:span><text:span text:style-name="T2">;</text:span></text:p>
      <text:p text:style-name="P6"><text:span text:style-name="T2"><text:tab/><text:tab/><text:tab/></text:span><text:span text:style-name="T15">cad</text:span><text:span text:style-name="T2">+=</text:span><text:span text:style-name="T13">"\n "</text:span><text:span text:style-name="T2">+</text:span><text:span text:style-name="T11">texto</text:span><text:span text:style-name="T2">;</text:span></text:p>
      <text:p text:style-name="P6"><text:span text:style-name="T2"><text:tab/><text:tab/><text:tab/></text:span><text:span text:style-name="T6">return</text:span><text:span text:style-name="T2"> </text:span><text:span text:style-name="T15">cad</text:span><text:span text:style-name="T2">;</text:span></text:p>
      <text:p text:style-name="P6"><text:span text:style-name="T2"><text:tab/><text:tab/>}</text:span></text:p>
      <text:p text:style-name="P6"><text:span text:style-name="T2"><text:tab/><text:tab/></text:span></text:p>
      <text:p text:style-name="P6"><text:soft-page-break/><text:span text:style-name="T2"><text:tab/><text:tab/></text:span><text:span text:style-name="T4">/**</text:span></text:p>
      <text:p text:style-name="P6"><text:span text:style-name="T4"><text:tab/><text:tab/> * Método que devuelve el número de la entrada.</text:span></text:p>
      <text:p text:style-name="P6"><text:span text:style-name="T4"><text:tab/><text:tab/> * </text:span><text:span text:style-name="T5">@return</text:span><text:span text:style-name="T4"> id</text:span></text:p>
      <text:p text:style-name="P6"><text:span text:style-name="T4"><text:tab/><text:tab/> */</text:span></text:p>
      <text:p text:style-name="P6"><text:span text:style-name="T2"><text:tab/><text:tab/></text:span><text:span text:style-name="T6">public</text:span><text:span text:style-name="T2"> </text:span><text:span text:style-name="T6">int</text:span><text:span text:style-name="T2"> getId(){</text:span></text:p>
      <text:p text:style-name="P6"><text:span text:style-name="T2"><text:tab/><text:tab/><text:tab/></text:span><text:span text:style-name="T6">return</text:span><text:span text:style-name="T2"> </text:span><text:span text:style-name="T6">this</text:span><text:span text:style-name="T2">.</text:span><text:span text:style-name="T11">id</text:span><text:span text:style-name="T2">;</text:span></text:p>
      <text:p text:style-name="P6"><text:span text:style-name="T2"><text:tab/><text:tab/>}</text:span></text:p>
      <text:p text:style-name="P6"><text:span text:style-name="T2"><text:tab/><text:tab/></text:span></text:p>
      <text:p text:style-name="P6"><text:span text:style-name="T2"><text:tab/><text:tab/></text:span><text:span text:style-name="T4">/**</text:span></text:p>
      <text:p text:style-name="P6"><text:span text:style-name="T4"><text:tab/><text:tab/> * Método que devuelve el texto completo de la entrada.</text:span></text:p>
      <text:p text:style-name="P6"><text:span text:style-name="T4"><text:tab/><text:tab/> * </text:span><text:span text:style-name="T5">@return</text:span><text:span text:style-name="T4"> texto</text:span></text:p>
      <text:p text:style-name="P6"><text:span text:style-name="T4"><text:tab/><text:tab/> */</text:span></text:p>
      <text:p text:style-name="P6"><text:span text:style-name="T2"><text:tab/><text:tab/></text:span><text:span text:style-name="T6">public</text:span><text:span text:style-name="T2"> String getTexto(){</text:span></text:p>
      <text:p text:style-name="P6"><text:span text:style-name="T2"><text:tab/><text:tab/><text:tab/></text:span><text:span text:style-name="T6">return</text:span><text:span text:style-name="T2"> </text:span><text:span text:style-name="T6">this</text:span><text:span text:style-name="T2">.</text:span><text:span text:style-name="T11">texto</text:span><text:span text:style-name="T2">;</text:span></text:p>
      <text:p text:style-name="P6"><text:span text:style-name="T2"><text:tab/><text:tab/>}</text:span></text:p>
      <text:p text:style-name="P6"><text:span text:style-name="T2"><text:tab/><text:tab/></text:span></text:p>
      <text:p text:style-name="P6"><text:span text:style-name="T2"><text:tab/><text:tab/></text:span><text:span text:style-name="T4">/**</text:span></text:p>
      <text:p text:style-name="P6"><text:span text:style-name="T4"><text:tab/><text:tab/> * Devuelve el nombre del autor de la entrada en mayúsculas.</text:span></text:p>
      <text:p text:style-name="P6"><text:span text:style-name="T4"><text:tab/><text:tab/> * </text:span><text:span text:style-name="T5">@return</text:span><text:span text:style-name="T4"> autor.toUpperCase();</text:span></text:p>
      <text:p text:style-name="P6"><text:span text:style-name="T4"><text:tab/><text:tab/> */</text:span></text:p>
      <text:p text:style-name="P6"><text:span text:style-name="T2"><text:tab/><text:tab/></text:span><text:span text:style-name="T6">public</text:span><text:span text:style-name="T2"> String getAutor(){</text:span></text:p>
      <text:p text:style-name="P6"><text:span text:style-name="T2"><text:tab/><text:tab/><text:tab/></text:span><text:span text:style-name="T6">return</text:span><text:span text:style-name="T2"> </text:span><text:span text:style-name="T6">this</text:span><text:span text:style-name="T2">.</text:span><text:span text:style-name="T11">autor</text:span><text:span text:style-name="T2">.toUpperCase();</text:span></text:p>
      <text:p text:style-name="P6"><text:span text:style-name="T2"><text:tab/><text:tab/>}</text:span></text:p>
      <text:p text:style-name="P6"><text:span text:style-name="T2"><text:tab/><text:tab/></text:span></text:p>
      <text:p text:style-name="P6"><text:span text:style-name="T2"><text:tab/><text:tab/></text:span><text:span text:style-name="T4">/**</text:span></text:p>
      <text:p text:style-name="P6"><text:span text:style-name="T4"><text:tab/><text:tab/> * Método que devuelve el nombre del autor. Ya no se usa. Mejor ver getAutor.</text:span></text:p>
      <text:p text:style-name="P6"><text:span text:style-name="T4"><text:tab/><text:tab/> * </text:span><text:span text:style-name="T5">@return</text:span><text:span text:style-name="T4"> autor</text:span></text:p>
      <text:p text:style-name="P6"><text:span text:style-name="T4"><text:tab/><text:tab/> */</text:span></text:p>
      <text:p text:style-name="P6"><text:span text:style-name="T2"><text:tab/><text:tab/></text:span><text:span text:style-name="T6">public</text:span><text:span text:style-name="T2"> String devuelveAutor(){</text:span></text:p>
      <text:p text:style-name="P6"><text:span text:style-name="T2"><text:tab/><text:tab/><text:tab/></text:span><text:span text:style-name="T6">return</text:span><text:span text:style-name="T2"> </text:span><text:span text:style-name="T6">this</text:span><text:span text:style-name="T2">.</text:span><text:span text:style-name="T11">autor</text:span><text:span text:style-name="T2">;</text:span></text:p>
      <text:p text:style-name="P6"><text:span text:style-name="T2"><text:tab/><text:tab/>}</text:span></text:p>
      <text:p text:style-name="P6"><text:span text:style-name="T2"><text:tab/><text:tab/></text:span></text:p>
      <text:p text:style-name="P6"><text:span text:style-name="T2"><text:tab/><text:tab/><text:tab/><text:tab/></text:span><text:span text:style-name="T4">/**</text:span></text:p>
      <text:p text:style-name="P6"><text:span text:style-name="T4"><text:tab/><text:tab/><text:tab/><text:tab/> * Método MAIN</text:span></text:p>
      <text:p text:style-name="P6"><text:span text:style-name="T4"><text:tab/><text:tab/><text:tab/><text:tab/> * </text:span><text:span text:style-name="T5">@param</text:span><text:span text:style-name="T4"> args No tiene porqué tener argumentos.</text:span></text:p>
      <text:p text:style-name="P6"><text:span text:style-name="T4"><text:tab/><text:tab/><text:tab/><text:tab/> */</text:span></text:p>
      <text:p text:style-name="P6"><text:span text:style-name="T2"><text:tab/><text:tab/><text:tab/><text:tab/></text:span><text:span text:style-name="T6">public</text:span><text:span text:style-name="T2"> </text:span><text:span text:style-name="T6">static</text:span><text:span text:style-name="T2"> </text:span><text:span text:style-name="T6">void</text:span><text:span text:style-name="T2"> main(String[] </text:span><text:span text:style-name="T15">args</text:span><text:span text:style-name="T2">) {</text:span></text:p>
      <text:p text:style-name="P6"><text:span text:style-name="T2"><text:tab/> <text:s text:c="15"/></text:span></text:p>
      <text:p text:style-name="P6"><text:span text:style-name="T2"><text:tab/><text:tab/><text:tab/>EntradaBlogDBS </text:span><text:span text:style-name="T15">e1</text:span><text:span text:style-name="T2"> = </text:span><text:span text:style-name="T6">new</text:span><text:span text:style-name="T2"> EntradaBlogDBS (5,</text:span><text:span text:style-name="T13">" Daniela Bru Soriano"</text:span><text:span text:style-name="T2">,</text:span><text:span text:style-name="T13">"Últimas noticias, está disponible BixBy 2.0"</text:span><text:span text:style-name="T2">);</text:span></text:p>
      <text:p text:style-name="P6"><text:span text:style-name="T2"><text:tab/><text:tab/><text:tab/>System.</text:span><text:span text:style-name="T9">out</text:span><text:span text:style-name="T2">.println(</text:span><text:span text:style-name="T15">e1</text:span><text:span text:style-name="T2">);</text:span></text:p>
      <text:p text:style-name="P6"><text:span text:style-name="T2"><text:tab/><text:tab/>}</text:span></text:p>
      <text:p text:style-name="P3"><text:span text:style-name="T2"><text:tab/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4T14:09:21.293000000</meta:creation-date>
    <dc:date>2021-03-14T14:12:42.603000000</dc:date>
    <meta:editing-duration>PT3M21S</meta:editing-duration>
    <meta:editing-cycles>1</meta:editing-cycles>
    <meta:document-statistic meta:table-count="0" meta:image-count="0" meta:object-count="0" meta:page-count="4" meta:paragraph-count="143" meta:word-count="497" meta:character-count="4062" meta:non-whitespace-character-count="2931"/>
    <meta:generator>LibreOffice/7.0.1.2$Windows_X86_64 LibreOffice_project/7cbcfc562f6eb6708b5ff7d7397325de9e764452</meta:generator>
  </office:meta>
</office:document-meta>
</file>